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, 'Courier New', Courier, mono, serif"/>
    <style:font-face style:name="Consolas1" svg:font-family="Consolas, Menlo, Monaco, 'Courier New', monospace"/>
    <style:font-face style:name="Consolas2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Microsoft Yahei" svg:font-family="'Microsoft Yahei', STHeiti, SimSun, Arail, Verdana, Helvetica, sans-serif"/>
    <style:font-face style:name="Verdana" svg:font-family="Verdana, Geneva, Arial, Helvetica, sans-serif"/>
    <style:font-face style:name="tahoma" svg:font-family="tahoma, arial"/>
    <style:font-face style:name="Liberation Mono" svg:font-family="'Liberation Mono'" style:font-family-generic="modern" style:font-pitch="fixed"/>
    <style:font-face style:name="WenQuanYi Zen Hei Mono" svg:font-family="'WenQuanYi Zen Hei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微软雅黑" svg:font-family="微软雅黑" style:font-family-generic="roman" style:font-pitch="variable"/>
    <style:font-face style:name="新宋体" svg:font-family="新宋体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1" svg:font-family="微软雅黑" style:font-family-generic="system" style:font-pitch="variable"/>
    <style:font-face style:name="文泉驿正黑" svg:font-family="文泉驿正黑" style:font-family-generic="system" style:font-pitch="variable"/>
    <style:font-face style:name="新宋体1" svg:font-family="新宋体" style:font-family-generic="system" style:font-pitch="variable"/>
  </office:font-face-decls>
  <office:automatic-styles>
    <style:style style:name="Table1" style:family="table">
      <style:table-properties style:width="15.032cm" fo:margin-left="-0.191cm" table:align="left" style:writing-mode="lr-tb"/>
    </style:style>
    <style:style style:name="Table1.A" style:family="table-column">
      <style:table-column-properties style:column-width="3.962cm"/>
    </style:style>
    <style:style style:name="Table1.B" style:family="table-column">
      <style:table-column-properties style:column-width="3.438cm"/>
    </style:style>
    <style:style style:name="Table1.C" style:family="table-column">
      <style:table-column-properties style:column-width="3.697cm"/>
    </style:style>
    <style:style style:name="Table1.D" style:family="table-column">
      <style:table-column-properties style:column-width="3.935cm"/>
    </style:style>
    <style:style style:name="Table1.1" style:family="table-row">
      <style:table-row-properties style:min-row-height="0.501cm" fo:keep-together="always"/>
    </style:style>
    <style:style style:name="Table1.A1" style:family="table-cell">
      <style:table-cell-properties fo:background-color="#bfbfbf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199cm" fo:keep-together="always"/>
    </style:style>
    <style:style style:name="Table1.A2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fo:padding-left="0.191cm" fo:padding-right="0.191cm" fo:padding-top="0cm" fo:padding-bottom="0cm" fo:border="none"/>
    </style:style>
    <style:style style:name="Table1.C2" style:family="table-cell">
      <style:table-cell-properties fo:padding-left="0.191cm" fo:padding-right="0.191cm" fo:padding-top="0cm" fo:padding-bottom="0cm" fo:border="none"/>
    </style:style>
    <style:style style:name="Table1.D2" style:family="table-cell">
      <style:table-cell-properties fo:padding-left="0.191cm" fo:padding-right="0.191cm" fo:padding-top="0cm" fo:padding-bottom="0cm" fo:border="none"/>
    </style:style>
    <style:style style:name="Table1.A3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C3" style:family="table-cell">
      <style:table-cell-properties fo:padding-left="0.191cm" fo:padding-right="0.191cm" fo:padding-top="0cm" fo:padding-bottom="0cm" fo:border="none"/>
    </style:style>
    <style:style style:name="Table1.D3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032cm" fo:margin-left="-0.191cm" table:align="left" style:writing-mode="lr-tb"/>
    </style:style>
    <style:style style:name="Table2.A" style:family="table-column">
      <style:table-column-properties style:column-width="3.962cm"/>
    </style:style>
    <style:style style:name="Table2.B" style:family="table-column">
      <style:table-column-properties style:column-width="3.438cm"/>
    </style:style>
    <style:style style:name="Table2.C" style:family="table-column">
      <style:table-column-properties style:column-width="3.697cm"/>
    </style:style>
    <style:style style:name="Table2.D" style:family="table-column">
      <style:table-column-properties style:column-width="3.93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none"/>
    </style:style>
    <style:style style:name="Table2.B2" style:family="table-cell">
      <style:table-cell-properties fo:padding-left="0.191cm" fo:padding-right="0.191cm" fo:padding-top="0cm" fo:padding-bottom="0cm" fo:border="none"/>
    </style:style>
    <style:style style:name="Table2.C2" style:family="table-cell">
      <style:table-cell-properties fo:padding-left="0.191cm" fo:padding-right="0.191cm" fo:padding-top="0cm" fo:padding-bottom="0cm" fo:border="none"/>
    </style:style>
    <style:style style:name="Table2.D2" style:family="table-cell">
      <style:table-cell-properties fo:padding-left="0.191cm" fo:padding-right="0.191cm" fo:padding-top="0cm" fo:padding-bottom="0cm" fo:border="none"/>
    </style:style>
    <style:style style:name="Table2.3" style:family="table-row">
      <style:table-row-properties style:min-row-height="4.38cm" fo:keep-together="auto"/>
    </style:style>
    <style:style style:name="Table2.A3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5.032cm" fo:margin-left="-0.191cm" table:align="left" style:writing-mode="lr-tb"/>
    </style:style>
    <style:style style:name="Table3.A" style:family="table-column">
      <style:table-column-properties style:column-width="3.962cm"/>
    </style:style>
    <style:style style:name="Table3.B" style:family="table-column">
      <style:table-column-properties style:column-width="3.438cm"/>
    </style:style>
    <style:style style:name="Table3.C" style:family="table-column">
      <style:table-column-properties style:column-width="3.697cm"/>
    </style:style>
    <style:style style:name="Table3.D" style:family="table-column">
      <style:table-column-properties style:column-width="3.93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191cm" fo:padding-right="0.191cm" fo:padding-top="0cm" fo:padding-bottom="0cm" fo:border="none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none"/>
    </style:style>
    <style:style style:name="Table3.B2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D2" style:family="table-cell">
      <style:table-cell-properties fo:padding-left="0.191cm" fo:padding-right="0.191cm" fo:padding-top="0cm" fo:padding-bottom="0cm" fo:border="none"/>
    </style:style>
    <style:style style:name="Table3.A3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693cm" fo:margin-left="-0.191cm" table:align="left" style:writing-mode="lr-tb"/>
    </style:style>
    <style:style style:name="Table4.A" style:family="table-column">
      <style:table-column-properties style:column-width="2.94cm"/>
    </style:style>
    <style:style style:name="Table4.B" style:family="table-column">
      <style:table-column-properties style:column-width="4.748cm"/>
    </style:style>
    <style:style style:name="Table4.C" style:family="table-column">
      <style:table-column-properties style:column-width="4.251cm"/>
    </style:style>
    <style:style style:name="Table4.D" style:family="table-column">
      <style:table-column-properties style:column-width="2.75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D1" style:family="table-cell">
      <style:table-cell-properties style:vertical-align="middle" fo:padding-left="0.191cm" fo:padding-right="0.191cm" fo:padding-top="0cm" fo:padding-bottom="0cm" fo:border="none"/>
    </style:style>
    <style:style style:name="Table5" style:family="table">
      <style:table-properties style:width="14.693cm" fo:margin-left="-0.191cm" table:align="left" style:writing-mode="lr-tb"/>
    </style:style>
    <style:style style:name="Table5.A" style:family="table-column">
      <style:table-column-properties style:column-width="3.755cm"/>
    </style:style>
    <style:style style:name="Table5.B" style:family="table-column">
      <style:table-column-properties style:column-width="4.433cm"/>
    </style:style>
    <style:style style:name="Table5.C" style:family="table-column">
      <style:table-column-properties style:column-width="6.50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微软雅黑" fo:font-size="11pt" style:font-name-asian="微软雅黑1" style:font-size-asian="11pt"/>
    </style:style>
    <style:style style:name="P2" style:family="paragraph" style:parent-style-name="Standard">
      <style:text-properties style:font-name="微软雅黑" style:font-name-asian="微软雅黑1" style:font-size-complex="10.5pt"/>
    </style:style>
    <style:style style:name="P3" style:family="paragraph" style:parent-style-name="Standard">
      <style:paragraph-properties style:line-height-at-least="0.706cm"/>
      <style:text-properties style:font-name="微软雅黑" style:font-name-asian="微软雅黑1" style:font-size-complex="10.5pt"/>
    </style:style>
    <style:style style:name="P4" style:family="paragraph" style:parent-style-name="Standard">
      <style:paragraph-properties style:line-height-at-least="0.529cm"/>
      <style:text-properties style:font-name="新宋体" fo:font-size="6.5pt" style:font-name-asian="新宋体1" style:font-size-asian="6.5pt" style:font-size-complex="6.5pt"/>
    </style:style>
    <style:style style:name="P5" style:family="paragraph" style:parent-style-name="Standard">
      <style:paragraph-properties style:line-height-at-least="0.529cm"/>
    </style:style>
    <style:style style:name="P6" style:family="paragraph" style:parent-style-name="Standard">
      <style:text-properties fo:font-size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fo:font-size="12pt" officeooo:rsid="00171df7" officeooo:paragraph-rsid="00171df7" style:font-size-asian="12pt" style:font-size-complex="12pt"/>
    </style:style>
    <style:style style:name="P10" style:family="paragraph" style:parent-style-name="Standard">
      <style:text-properties fo:font-size="12pt" officeooo:paragraph-rsid="001b2f04" style:font-size-asian="12pt" style:font-size-complex="12pt"/>
    </style:style>
    <style:style style:name="P11" style:family="paragraph" style:parent-style-name="Standard">
      <style:text-properties fo:font-size="12pt" officeooo:paragraph-rsid="0027bc06" style:font-size-asian="12pt" style:font-size-complex="12pt"/>
    </style:style>
    <style:style style:name="P12" style:family="paragraph" style:parent-style-name="Standard">
      <style:text-properties fo:font-variant="normal" fo:text-transform="none" fo:color="#333333" style:font-name="tahoma" fo:font-size="9pt" fo:letter-spacing="normal" fo:font-style="normal" fo:font-weight="normal"/>
    </style:style>
    <style:style style:name="P13" style:family="paragraph" style:parent-style-name="Standard">
      <style:text-properties fo:font-variant="normal" fo:text-transform="none" fo:color="#333333" style:font-name="tahoma" fo:font-size="9pt" fo:letter-spacing="normal" fo:font-style="normal" fo:font-weight="normal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Arial1" fo:font-size="10.5pt" fo:letter-spacing="normal" fo:font-style="normal" fo:font-weight="normal" style:font-name-asian="Arial1" style:font-size-asian="10.5pt" style:font-style-asian="normal" style:font-weight-asian="normal"/>
    </style:style>
    <style:style style:name="P15" style:family="paragraph" style:parent-style-name="Standard">
      <style:paragraph-properties fo:margin-left="3.704cm" fo:margin-right="0cm" fo:text-indent="0.741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officeooo:rsid="00221951" officeooo:paragraph-rsid="00221951" style:font-size-asian="12pt" style:font-size-complex="12pt"/>
    </style:style>
    <style:style style:name="P18" style:family="paragraph" style:parent-style-name="Standard">
      <style:paragraph-properties fo:margin-left="0cm" fo:margin-right="0cm" fo:text-indent="0.741cm" style:auto-text-indent="false"/>
      <style:text-properties fo:font-size="12pt" style:font-size-asian="12pt" style:font-size-complex="12pt"/>
    </style:style>
    <style:style style:name="P19" style:family="paragraph" style:parent-style-name="List_20_Paragraph">
      <style:text-properties fo:font-size="12pt" style:font-size-asian="12pt" style:font-size-complex="12pt"/>
    </style:style>
    <style:style style:name="P20" style:family="paragraph" style:parent-style-name="Standard">
      <style:paragraph-properties fo:margin-left="0.741cm" fo:margin-right="0cm" fo:text-indent="0cm" style:auto-text-indent="false"/>
      <style:text-properties fo:font-size="12pt" officeooo:rsid="00221951" officeooo:paragraph-rsid="00221951" style:font-size-asian="12pt" style:font-size-complex="12pt"/>
    </style:style>
    <style:style style:name="P21" style:family="paragraph" style:parent-style-name="Standard">
      <style:paragraph-properties fo:margin-left="0.741cm" fo:margin-right="0cm" fo:text-indent="0cm" style:auto-text-indent="false"/>
      <style:text-properties fo:font-size="12pt" officeooo:rsid="00251151" officeooo:paragraph-rsid="00251151" style:font-size-asian="12pt" style:font-size-complex="12pt"/>
    </style:style>
    <style:style style:name="P22" style:family="paragraph" style:parent-style-name="Standard">
      <style:paragraph-properties fo:margin-left="0.741cm" fo:margin-right="0cm" fo:text-indent="0cm" style:auto-text-indent="false"/>
      <style:text-properties fo:font-size="12pt" officeooo:rsid="00251151" officeooo:paragraph-rsid="0028fde5" style:font-size-asian="12pt" style:font-size-complex="12pt"/>
    </style:style>
    <style:style style:name="P23" style:family="paragraph" style:parent-style-name="Standard">
      <style:paragraph-properties fo:margin-left="0.741cm" fo:margin-right="0cm" fo:text-indent="0cm" style:auto-text-indent="false"/>
      <style:text-properties fo:font-size="12pt" officeooo:rsid="00251151" officeooo:paragraph-rsid="002974ab" style:font-size-asian="12pt" style:font-size-complex="12pt"/>
    </style:style>
    <style:style style:name="P24" style:family="paragraph" style:parent-style-name="Standard">
      <style:paragraph-properties fo:margin-left="0.741cm" fo:margin-right="0cm" fo:text-indent="0cm" style:auto-text-indent="false"/>
      <style:text-properties fo:font-size="12pt" officeooo:rsid="0025676a" officeooo:paragraph-rsid="0025676a" style:font-size-asian="12pt" style:font-size-complex="12pt"/>
    </style:style>
    <style:style style:name="P25" style:family="paragraph" style:parent-style-name="Standard">
      <style:paragraph-properties fo:margin-left="0.741cm" fo:margin-right="0cm" fo:text-indent="0cm" style:auto-text-indent="false"/>
      <style:text-properties fo:font-size="12pt" officeooo:rsid="00243b60" officeooo:paragraph-rsid="00243b60" style:font-size-asian="12pt" style:font-size-complex="12pt"/>
    </style:style>
    <style:style style:name="P26" style:family="paragraph" style:parent-style-name="Standard">
      <style:paragraph-properties fo:margin-left="0.741cm" fo:margin-right="0cm" fo:text-indent="0cm" style:auto-text-indent="false"/>
      <style:text-properties fo:font-size="12pt" officeooo:rsid="00243b60" officeooo:paragraph-rsid="0027bc06" style:font-size-asian="12pt" style:font-size-complex="12pt"/>
    </style:style>
    <style:style style:name="P27" style:family="paragraph" style:parent-style-name="Standard">
      <style:paragraph-properties fo:margin-left="0.741cm" fo:margin-right="0cm" fo:text-indent="0cm" style:auto-text-indent="false"/>
      <style:text-properties fo:font-size="12pt" officeooo:rsid="002513eb" officeooo:paragraph-rsid="002513eb" style:font-size-asian="12pt" style:font-size-complex="12pt"/>
    </style:style>
    <style:style style:name="P28" style:family="paragraph" style:parent-style-name="Standard">
      <style:paragraph-properties fo:margin-left="0.741cm" fo:margin-right="0cm" fo:text-indent="0cm" style:auto-text-indent="false"/>
      <style:text-properties fo:font-size="12pt" officeooo:rsid="002513eb" officeooo:paragraph-rsid="002974ab" style:font-size-asian="12pt" style:font-size-complex="12pt"/>
    </style:style>
    <style:style style:name="P29" style:family="paragraph" style:parent-style-name="Text_20_body">
      <style:text-properties officeooo:rsid="00172e51" officeooo:paragraph-rsid="00172e51"/>
    </style:style>
    <style:style style:name="P30" style:family="paragraph" style:parent-style-name="Text_20_body">
      <style:text-properties officeooo:rsid="001771e6" officeooo:paragraph-rsid="001771e6"/>
    </style:style>
    <style:style style:name="P31" style:family="paragraph" style:parent-style-name="Text_20_body">
      <style:text-properties officeooo:rsid="001771e6" officeooo:paragraph-rsid="001b6265"/>
    </style:style>
    <style:style style:name="P32" style:family="paragraph" style:parent-style-name="Text_20_body">
      <style:text-properties officeooo:rsid="001771e6" officeooo:paragraph-rsid="001d8bff"/>
    </style:style>
    <style:style style:name="P33" style:family="paragraph" style:parent-style-name="Text_20_body">
      <style:text-properties officeooo:rsid="001c6a7a" officeooo:paragraph-rsid="001c6a7a"/>
    </style:style>
    <style:style style:name="P34" style:family="paragraph" style:parent-style-name="Text_20_body">
      <style:text-properties officeooo:paragraph-rsid="001f79e9"/>
    </style:style>
    <style:style style:name="P35" style:family="paragraph" style:parent-style-name="Standard">
      <style:text-properties fo:font-size="12pt"/>
    </style:style>
    <style:style style:name="P36" style:family="paragraph" style:parent-style-name="Standard">
      <style:text-properties fo:font-size="12pt" style:font-size-asian="12pt" style:font-size-complex="12pt"/>
    </style:style>
    <style:style style:name="P37" style:family="paragraph" style:parent-style-name="Standard" style:list-style-name="L1">
      <style:text-properties fo:font-size="12pt" style:font-size-asian="12pt" style:font-size-complex="12pt"/>
    </style:style>
    <style:style style:name="P38" style:family="paragraph" style:parent-style-name="Standard">
      <style:text-properties fo:font-size="12pt" officeooo:paragraph-rsid="0033ec61" style:font-size-asian="12pt" style:font-size-complex="12pt"/>
    </style:style>
    <style:style style:name="P39" style:family="paragraph" style:parent-style-name="Standard">
      <style:text-properties fo:font-size="12pt" officeooo:paragraph-rsid="00370fdc" style:font-size-asian="12pt" style:font-size-complex="12pt"/>
    </style:style>
    <style:style style:name="P40" style:family="paragraph" style:parent-style-name="Standard">
      <style:text-properties fo:font-size="12pt" officeooo:paragraph-rsid="0039e740" style:font-size-asian="12pt" style:font-size-complex="12pt"/>
    </style:style>
    <style:style style:name="P41" style:family="paragraph" style:parent-style-name="Standard">
      <style:text-properties fo:font-size="12pt" officeooo:paragraph-rsid="003c876e" style:font-size-asian="12pt" style:font-size-complex="12pt"/>
    </style:style>
    <style:style style:name="P42" style:family="paragraph" style:parent-style-name="Standard">
      <style:text-properties officeooo:paragraph-rsid="0031d82d"/>
    </style:style>
    <style:style style:name="P43" style:family="paragraph" style:parent-style-name="Standard">
      <style:paragraph-properties fo:margin-left="0cm" fo:margin-right="0cm" fo:text-indent="0.741cm" style:auto-text-indent="false"/>
      <style:text-properties fo:font-size="12pt" style:font-size-asian="12pt" style:font-size-complex="12pt"/>
    </style:style>
    <style:style style:name="P44" style:family="paragraph" style:parent-style-name="Standard">
      <style:paragraph-properties fo:margin-left="0cm" fo:margin-right="0cm" fo:text-indent="0.741cm" style:auto-text-indent="false"/>
      <style:text-properties fo:font-size="12pt" officeooo:paragraph-rsid="00336a8f" style:font-size-asian="12pt" style:font-size-complex="12pt"/>
    </style:style>
    <style:style style:name="P45" style:family="paragraph" style:parent-style-name="Heading_20_1" style:master-page-name="Standard">
      <style:paragraph-properties fo:margin-left="1.482cm" fo:margin-right="0cm" fo:text-indent="0.741cm" style:auto-text-indent="false" style:page-number="auto"/>
    </style:style>
    <style:style style:name="P46" style:family="paragraph" style:parent-style-name="Heading_20_2" style:list-style-name="WWNum2"/>
    <style:style style:name="P47" style:family="paragraph" style:parent-style-name="List_20_Paragraph" style:list-style-name="WWNum6"/>
    <style:style style:name="P48" style:family="paragraph" style:parent-style-name="List_20_Paragraph" style:list-style-name="WWNum10">
      <style:text-properties fo:font-size="12pt" style:font-size-asian="12pt" style:font-size-complex="12pt"/>
    </style:style>
    <style:style style:name="P49" style:family="paragraph" style:parent-style-name="List_20_Paragraph" style:list-style-name="WWNum4">
      <style:text-properties fo:font-size="12pt" style:font-size-asian="12pt" style:font-size-complex="12pt"/>
    </style:style>
    <style:style style:name="T1" style:family="text">
      <style:text-properties style:font-name="微软雅黑" style:font-name-asian="微软雅黑1" style:font-size-complex="10.5pt"/>
    </style:style>
    <style:style style:name="T2" style:family="text">
      <style:text-properties style:font-name="新宋体" fo:font-size="6.5pt" style:font-name-asian="新宋体1" style:font-size-asian="6.5pt" style:font-size-complex="6.5pt"/>
    </style:style>
    <style:style style:name="T3" style:family="text">
      <style:text-properties fo:font-variant="normal" fo:text-transform="none" fo:color="#000000" style:font-name="Verdana" fo:font-size="9.75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Verdana" fo:font-size="9.75pt" fo:letter-spacing="normal" fo:font-style="normal" fo:font-weight="normal" officeooo:rsid="001b2f04" style:font-size-asian="12pt" style:font-size-complex="12pt"/>
    </style:style>
    <style:style style:name="T5" style:family="text">
      <style:text-properties fo:font-variant="normal" fo:text-transform="none" fo:color="#000000" style:font-name="Verdana" fo:font-size="9.75pt" fo:letter-spacing="normal" fo:font-style="normal" fo:font-weight="normal" officeooo:rsid="0020755c" style:font-size-asian="12pt" style:font-size-complex="12pt"/>
    </style:style>
    <style:style style:name="T6" style:family="text">
      <style:text-properties fo:font-variant="normal" fo:text-transform="none" fo:color="#000000" style:font-name="Consolas" fo:font-size="9pt" fo:letter-spacing="normal" fo:font-style="normal" fo:font-weight="normal"/>
    </style:style>
    <style:style style:name="T7" style:family="text">
      <style:text-properties fo:font-variant="normal" fo:text-transform="none" fo:color="#000000" style:font-name="Arial1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Arial1" fo:font-size="10.5pt" fo:letter-spacing="normal" fo:font-style="normal" fo:font-weight="normal" style:font-name-asian="Arial1" style:font-size-asian="10.5pt" style:font-style-asian="normal" style:font-weight-asian="normal"/>
    </style:style>
    <style:style style:name="T9" style:family="text">
      <style:text-properties fo:font-variant="normal" fo:text-transform="none" fo:color="#000000" style:font-name="Consolas1" fo:letter-spacing="normal" fo:font-style="normal" fo:font-weight="normal" fo:background-color="transparent" loext:char-shading-value="0" fo:padding="0cm" fo:border="none"/>
    </style:style>
    <style:style style:name="T10" style:family="text">
      <style:text-properties fo:font-variant="normal" fo:text-transform="none" fo:color="#000000" style:font-name="Consolas1" fo:letter-spacing="normal" fo:font-style="normal" fo:font-weight="normal" officeooo:rsid="001f79e9" fo:background-color="transparent" loext:char-shading-value="0" fo:padding="0cm" fo:border="none"/>
    </style:style>
    <style:style style:name="T11" style:family="text">
      <style:text-properties fo:font-variant="normal" fo:text-transform="none" fo:color="#333333" style:font-name="tahoma" fo:font-size="9pt" fo:letter-spacing="normal" fo:font-style="normal" fo:font-weight="normal"/>
    </style:style>
    <style:style style:name="T12" style:family="text">
      <style:text-properties fo:font-variant="normal" fo:text-transform="none" fo:color="#222222" style:font-name="Consolas2" fo:font-size="9.75pt" fo:letter-spacing="normal" fo:font-style="normal" fo:font-weight="normal" fo:background-color="#eeeeee" loext:char-shading-value="0" fo:padding="0cm" fo:border="none"/>
    </style:style>
    <style:style style:name="T13" style:family="text">
      <style:text-properties fo:font-variant="normal" fo:text-transform="none" fo:color="#222222" style:font-name="Helvetica Neue" fo:font-size="9.75pt" fo:letter-spacing="normal" fo:font-style="normal" fo:font-weight="normal"/>
    </style:style>
    <style:style style:name="T14" style:family="text">
      <style:text-properties fo:font-variant="normal" fo:text-transform="none" fo:color="#008800" style:font-name="Consolas1" fo:letter-spacing="normal" fo:font-style="normal" fo:font-weight="normal" fo:background-color="transparent" loext:char-shading-value="0" fo:padding="0cm" fo:border="none"/>
    </style:style>
    <style:style style:name="T15" style:family="text">
      <style:text-properties fo:font-variant="normal" fo:text-transform="none" fo:color="#999999" style:font-name="Microsoft Yahei" fo:font-size="9pt" fo:letter-spacing="normal" fo:font-style="normal" fo:font-weight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size-asian="12pt" style:font-size-complex="12pt"/>
    </style:style>
    <style:style style:name="T18" style:family="text">
      <style:text-properties officeooo:rsid="0034802a" style:font-size-asian="12pt" style:font-size-complex="12pt"/>
    </style:style>
    <style:style style:name="T19" style:family="text">
      <style:text-properties officeooo:rsid="00172e51"/>
    </style:style>
    <style:style style:name="T20" style:family="text">
      <style:text-properties officeooo:rsid="00196e98"/>
    </style:style>
    <style:style style:name="T21" style:family="text">
      <style:text-properties officeooo:rsid="001b2f04"/>
    </style:style>
    <style:style style:name="T22" style:family="text">
      <style:text-properties officeooo:rsid="001b6265"/>
    </style:style>
    <style:style style:name="T23" style:family="text">
      <style:text-properties officeooo:rsid="001c6a7a"/>
    </style:style>
    <style:style style:name="T24" style:family="text">
      <style:text-properties officeooo:rsid="001d8bff"/>
    </style:style>
    <style:style style:name="T25" style:family="text">
      <style:text-properties officeooo:rsid="001ea4f1"/>
    </style:style>
    <style:style style:name="T26" style:family="text">
      <style:text-properties officeooo:rsid="001f79e9"/>
    </style:style>
    <style:style style:name="T27" style:family="text">
      <style:text-properties officeooo:rsid="00221951"/>
    </style:style>
    <style:style style:name="T28" style:family="text">
      <style:text-properties officeooo:rsid="00243b60"/>
    </style:style>
    <style:style style:name="T29" style:family="text">
      <style:text-properties officeooo:rsid="002513eb"/>
    </style:style>
    <style:style style:name="T30" style:family="text">
      <style:text-properties officeooo:rsid="0025676a"/>
    </style:style>
    <style:style style:name="T31" style:family="text">
      <style:text-properties officeooo:rsid="00299e31"/>
    </style:style>
    <style:style style:name="T32" style:family="text">
      <style:text-properties officeooo:rsid="002af7cf"/>
    </style:style>
    <style:style style:name="T33" style:family="text">
      <style:text-properties officeooo:rsid="002b88fc"/>
    </style:style>
    <style:style style:name="T34" style:family="text">
      <style:text-properties officeooo:rsid="002c61f5"/>
    </style:style>
    <style:style style:name="T35" style:family="text">
      <style:text-properties officeooo:rsid="0033ec61"/>
    </style:style>
    <style:style style:name="T36" style:family="text">
      <style:text-properties officeooo:rsid="0034802a"/>
    </style:style>
    <style:style style:name="T37" style:family="text">
      <style:text-properties officeooo:rsid="0035478c"/>
    </style:style>
    <style:style style:name="T38" style:family="text">
      <style:text-properties officeooo:rsid="0036a431"/>
    </style:style>
    <style:style style:name="T39" style:family="text">
      <style:text-properties officeooo:rsid="00370fdc"/>
    </style:style>
    <style:style style:name="T40" style:family="text">
      <style:text-properties officeooo:rsid="0039e740"/>
    </style:style>
    <text:list-style style:name="L1">
      <text:list-level-style-number text:level="1" text:style-name="Numbering_20_Symbols" style:num-prefix="(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I" text:start-value="1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GFlux系统服务部署文档</text:h>
      <text:p text:style-name="Standard"><text:tab/><text:tab/><text:tab/><text:tab/><text:tab/><text:tab/><text:tab/><text:tab/>版本：V1.0</text:p>
      <text:p text:style-name="Standard"/>
      <text:p text:style-name="P15">北京网感至察科技有限公司</text:p>
      <text:p text:style-name="Standard"><text:tab/><text:tab/><text:tab/><text:tab/><text:tab/><text:tab/><text:tab/>2015年1月6日</text:p>
      <text:p text:style-name="Standard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日期</text:p>
          </table:table-cell>
          <table:table-cell table:style-name="Table1.A1" office:value-type="string">
            <text:p text:style-name="P3">版本</text:p>
          </table:table-cell>
          <table:table-cell table:style-name="Table1.A1" office:value-type="string">
            <text:p text:style-name="P3">内容</text:p>
          </table:table-cell>
          <table:table-cell table:style-name="Table1.A1" office:value-type="string">
            <text:p text:style-name="P3">修改人/Review</text:p>
          </table:table-cell>
        </table:table-row>
        <table:table-row table:style-name="Table1.2">
          <table:table-cell table:style-name="Table1.A2" office:value-type="string">
            <text:p text:style-name="P3">2015.1.6</text:p>
          </table:table-cell>
          <table:table-cell table:style-name="Table1.B2" office:value-type="string">
            <text:p text:style-name="P3">0.1</text:p>
          </table:table-cell>
          <table:table-cell table:style-name="Table1.C2" office:value-type="string">
            <text:p text:style-name="P3">新建模版</text:p>
          </table:table-cell>
          <table:table-cell table:style-name="Table1.D2" office:value-type="string">
            <text:p text:style-name="P3">孟涛</text:p>
          </table:table-cell>
        </table:table-row>
        <table:table-row table:style-name="Table1.2">
          <table:table-cell table:style-name="Table1.A3" office:value-type="string">
            <text:p text:style-name="P3">2015.1.7</text:p>
          </table:table-cell>
          <table:table-cell table:style-name="Table1.B3" office:value-type="string">
            <text:p text:style-name="P3">0.2</text:p>
          </table:table-cell>
          <table:table-cell table:style-name="Table1.C3" office:value-type="string">
            <text:p text:style-name="P3">增加内容</text:p>
          </table:table-cell>
          <table:table-cell table:style-name="Table1.D3" office:value-type="string">
            <text:p text:style-name="P3">金家琪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本次修改内容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日期</text:p>
          </table:table-cell>
          <table:table-cell table:style-name="Table2.A1" office:value-type="string">
            <text:p text:style-name="P1">版本</text:p>
          </table:table-cell>
          <table:table-cell table:style-name="Table2.A1" office:value-type="string">
            <text:p text:style-name="P1">内容</text:p>
          </table:table-cell>
          <table:table-cell table:style-name="Table2.A1" office:value-type="string">
            <text:p text:style-name="P1">修改人/Review</text:p>
          </table:table-cell>
        </table:table-row>
        <table:table-row table:style-name="Table2.1">
          <table:table-cell table:style-name="Table2.A2" office:value-type="string">
            <text:p text:style-name="P1">2015.1.6</text:p>
          </table:table-cell>
          <table:table-cell table:style-name="Table2.B2" office:value-type="string">
            <text:p text:style-name="P1">0.1</text:p>
          </table:table-cell>
          <table:table-cell table:style-name="Table2.C2" office:value-type="string">
            <text:p text:style-name="P1">创建</text:p>
          </table:table-cell>
          <table:table-cell table:style-name="Table2.D2" office:value-type="string">
            <text:p text:style-name="P1">孟涛</text:p>
          </table:table-cell>
        </table:table-row>
        <table:table-row table:style-name="Table2.3">
          <table:table-cell table:style-name="Table2.A3" table:number-columns-spanned="4" office:value-type="string">
            <text:list xml:id="list8366686076800227189" text:style-name="WWNum6">
              <text:list-item>
                <text:p text:style-name="P47">新建模板。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日期</text:p>
          </table:table-cell>
          <table:table-cell table:style-name="Table3.A1" office:value-type="string">
            <text:p text:style-name="P1">版本</text:p>
          </table:table-cell>
          <table:table-cell table:style-name="Table3.A1" office:value-type="string">
            <text:p text:style-name="P1">内容</text:p>
          </table:table-cell>
          <table:table-cell table:style-name="Table3.A1" office:value-type="string">
            <text:p text:style-name="P1">修改人/Review</text:p>
          </table:table-cell>
        </table:table-row>
        <table:table-row table:style-name="Table3.1">
          <table:table-cell table:style-name="Table3.A2" office:value-type="string">
            <text:p text:style-name="P1">2014.1.7</text:p>
          </table:table-cell>
          <table:table-cell table:style-name="Table3.B2" office:value-type="string">
            <text:p text:style-name="P1">0.2</text:p>
          </table:table-cell>
          <table:table-cell table:style-name="Table3.C2" office:value-type="string">
            <text:p text:style-name="P2">增加内容</text:p>
          </table:table-cell>
          <table:table-cell table:style-name="Table3.D2" office:value-type="string">
            <text:p text:style-name="P1">金家琪</text:p>
          </table:table-cell>
        </table:table-row>
        <table:table-row table:style-name="Table3.1">
          <table:table-cell table:style-name="Table3.A3" table:number-columns-spanned="4" office:value-type="string">
            <text:p text:style-name="P5"><text:span text:style-name="T1">1.增加内容</text:span><text:span text:style-name="T2"> <text:s text:c="2"/>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list xml:id="list7684247569980720213" text:style-name="WWNum2">
        <text:list-item>
          <text:h text:style-name="P46" text:outline-level="2"><text:soft-page-break/>运行环境概述</text:h>
        </text:list-item>
      </text:list>
      <text:h text:style-name="Heading_20_4" text:outline-level="4">1.1 所需机器列表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8">机器名</text:p>
          </table:table-cell>
          <table:table-cell table:style-name="Table4.A1" office:value-type="string">
            <text:p text:style-name="P8">IP或域名</text:p>
          </table:table-cell>
          <table:table-cell table:style-name="Table4.A1" office:value-type="string">
            <text:p text:style-name="P8">操作系统</text:p>
          </table:table-cell>
          <table:table-cell table:style-name="Table4.D1" office:value-type="string">
            <text:p text:style-name="P8">硬件资源</text:p>
          </table:table-cell>
        </table:table-row>
        <table:table-row table:style-name="Table4.1">
          <table:table-cell table:style-name="Table4.A1" office:value-type="string">
            <text:p text:style-name="P8">GFlux1</text:p>
          </table:table-cell>
          <table:table-cell table:style-name="Table4.A1" office:value-type="string">
            <text:p text:style-name="P8">Gflux1.tmlsystem.com</text:p>
          </table:table-cell>
          <table:table-cell table:style-name="Table4.A1" office:value-type="string">
            <text:p text:style-name="P8">CentOS 6.4 64位</text:p>
          </table:table-cell>
          <table:table-cell table:style-name="Table4.D1" office:value-type="string">
            <text:p text:style-name="P8">阿里云杭州</text:p>
          </table:table-cell>
        </table:table-row>
        <table:table-row table:style-name="Table4.1">
          <table:table-cell table:style-name="Table4.A1" office:value-type="string">
            <text:p text:style-name="P8">GFlux2</text:p>
          </table:table-cell>
          <table:table-cell table:style-name="Table4.A1" office:value-type="string">
            <text:p text:style-name="P8">GFlux2.tmlsystem.com</text:p>
          </table:table-cell>
          <table:table-cell table:style-name="Table4.A1" office:value-type="string">
            <text:p text:style-name="P8">同上</text:p>
          </table:table-cell>
          <table:table-cell table:style-name="Table4.D1" office:value-type="string">
            <text:p text:style-name="P8">阿里云杭州</text:p>
          </table:table-cell>
        </table:table-row>
        <table:table-row table:style-name="Table4.1">
          <table:table-cell table:style-name="Table4.A1" office:value-type="string">
            <text:p text:style-name="P9">gflux3</text:p>
          </table:table-cell>
          <table:table-cell table:style-name="Table4.A1" office:value-type="string">
            <text:p text:style-name="P9">Gflux3.tmlsystem.com</text:p>
          </table:table-cell>
          <table:table-cell table:style-name="Table4.A1" office:value-type="string">
            <text:p text:style-name="P9">Centos 6.5 x86_64</text:p>
          </table:table-cell>
          <table:table-cell table:style-name="Table4.D1" office:value-type="string">
            <text:p text:style-name="P8">阿里云</text:p>
          </table:table-cell>
        </table:table-row>
        <table:table-row table:style-name="Table4.1">
          <table:table-cell table:style-name="Table4.A1" office:value-type="string">
            <text:p text:style-name="P8">Local</text:p>
          </table:table-cell>
          <table:table-cell table:style-name="Table4.A1" office:value-type="string">
            <text:p text:style-name="P8">本地桌面机</text:p>
          </table:table-cell>
          <table:table-cell table:style-name="Table4.A1" office:value-type="string">
            <text:p text:style-name="P8">Windows xp</text:p>
          </table:table-cell>
          <table:table-cell table:style-name="Table4.D1" office:value-type="string">
            <text:p text:style-name="P8"/>
          </table:table-cell>
        </table:table-row>
      </table:table>
      <text:p text:style-name="P8"/>
      <text:h text:style-name="Heading_20_4" text:outline-level="4">1.2 机器角色分组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角色组</text:p>
          </table:table-cell>
          <table:table-cell table:style-name="Table5.A1" office:value-type="string">
            <text:p text:style-name="P8">机器</text:p>
          </table:table-cell>
          <table:table-cell table:style-name="Table5.A1" office:value-type="string">
            <text:p text:style-name="P8">主要使用资源</text:p>
          </table:table-cell>
        </table:table-row>
        <table:table-row table:style-name="Table5.1">
          <table:table-cell table:style-name="Table5.A1" office:value-type="string">
            <text:p text:style-name="P8">marketcloud 公司网站</text:p>
          </table:table-cell>
          <table:table-cell table:style-name="Table5.A1" office:value-type="string">
            <text:p text:style-name="P8">GFlux1</text:p>
          </table:table-cell>
          <table:table-cell table:style-name="Table5.A1" office:value-type="string">
            <text:p text:style-name="P8">CPU, 内存</text:p>
          </table:table-cell>
        </table:table-row>
        <table:table-row table:style-name="Table5.1">
          <table:table-cell table:style-name="Table5.A1" office:value-type="string">
            <text:p text:style-name="P8">Postresql服务器集群</text:p>
          </table:table-cell>
          <table:table-cell table:style-name="Table5.A1" office:value-type="string">
            <text:p text:style-name="P8">GFlux1, GFlux2</text:p>
          </table:table-cell>
          <table:table-cell table:style-name="Table5.A1" office:value-type="string">
            <text:p text:style-name="P8">CPU, 内存</text:p>
          </table:table-cell>
        </table:table-row>
        <table:table-row table:style-name="Table5.1">
          <table:table-cell table:style-name="Table5.A1" office:value-type="string">
            <text:p text:style-name="P8">GFlux网站</text:p>
          </table:table-cell>
          <table:table-cell table:style-name="Table5.A1" office:value-type="string">
            <text:p text:style-name="P8">GFlux1</text:p>
          </table:table-cell>
          <table:table-cell table:style-name="Table5.A1" office:value-type="string">
            <text:p text:style-name="P8">IP</text:p>
          </table:table-cell>
        </table:table-row>
        <table:table-row table:style-name="Table5.1">
          <table:table-cell table:style-name="Table5.A1" office:value-type="string">
            <text:p text:style-name="P8">Interbase处理</text:p>
          </table:table-cell>
          <table:table-cell table:style-name="Table5.A1" office:value-type="string">
            <text:p text:style-name="P8">Local</text:p>
          </table:table-cell>
          <table:table-cell table:style-name="Table5.A1" office:value-type="string">
            <text:p text:style-name="P8">内存</text:p>
          </table:table-cell>
        </table:table-row>
      </table:table>
      <text:p text:style-name="P8"><text:soft-page-break/></text:p>
      <text:h text:style-name="Heading_20_4" text:outline-level="4">1.3 安装软件库与环境</text:h>
      <text:p text:style-name="Text_20_body"><text:span text:style-name="T19">1. centos </text:span>安装基本的软件环境</text:p>
      <text:p text:style-name="Text_20_body"><text:tab/><text:span text:style-name="Source_20_Text"><text:span text:style-name="T12">sudo yum groupinstall 'Development Tools'</text:span></text:span></text:p>
      <text:p text:style-name="P29">2. ubuntu 安装基本的软件环境</text:p>
      <text:p text:style-name="P29"><text:tab/>sudo apt-get install build-essential</text:p>
      <text:p text:style-name="P30">3. 安装python2.7环境<text:span text:style-name="T20">，如果已经是此版本可跳过</text:span></text:p>
      <text:p text:style-name="P31"><text:tab/>wget <text:a xlink:type="simple" xlink:href="https://www.python.org/ftp/python/2.7.9/Python-2.7.9.tar.xz">https://www.python.org/ftp/python/2.7.9/Python-2.7.9.tar.xz</text:a><text:line-break/><text:tab/>tar xf Python-2.7.9.tar.xz<text:line-break/><text:tab/>./configure –pref<text:span text:style-name="T26">ix=/usr/local/</text:span><text:line-break/><text:tab/>make<text:line-break/><text:tab/><text:span text:style-name="T26">sudo </text:span>make install</text:p>
      <text:p text:style-name="P32"><text:tab/>查看python的版本<text:span text:style-name="T22">：<text:line-break/><text:tab/><text:tab/>python –V<text:line-break/><text:tab/><text:tab/>sudo python2.7 -V<text:line-break/><text:tab/>确保其为2.7,如果不是，请配置环境变量或添加软连接</text:span><text:line-break/><text:tab/></text:p>
      <text:p text:style-name="P33">4. 安装python2.7的包管理工具<text:span text:style-name="T25">easyinstall和pip</text:span>，如果已经有可跳过</text:p>
      <text:p text:style-name="P34"><text:span text:style-name="T23"><text:tab/></text:span><text:span text:style-name="Source_20_Text"><text:span text:style-name="T9">wget https://bitbucket.org/pypa/setuptools/raw/bootstrap/ez_setup.py</text:span></text:span><text:span text:style-name="T25"><text:line-break/><text:tab/>sudo </text:span><text:span text:style-name="Source_20_Text"><text:span text:style-name="T9">python2</text:span></text:span><text:span text:style-name="Source_20_Text"><text:span text:style-name="T14">.7</text:span></text:span><text:span text:style-name="Source_20_Text"><text:span text:style-name="T9"> ez_setup.py<text:line-break/><text:tab/>查看</text:span></text:span><text:span text:style-name="Source_20_Text"><text:span text:style-name="T10">easy_install版本：<text:line-break/><text:tab/><text:tab/>sudo easy_install –version<text:line-break/><text:tab/>确保其能正常运行，如果不是请添加软连接<text:line-break/><text:tab/>sudo easy_install pip<text:line-break/><text:tab/>查看pip版本：<text:line-break/><text:tab/><text:tab/>sudo pip –version<text:line-break/><text:tab/>确保其能正常运行，如果不是请添加软连接</text:span></text:span><text:span text:style-name="T24"><text:line-break/><text:tab/></text:span></text:p>
      <text:p text:style-name="P7">(1.D) 本地Interbase处理桌面机器</text:p>
      <text:p text:style-name="P7"><text:soft-page-break/></text:p>
      <text:p text:style-name="P7"><text:s text:c="2"/>windows：</text:p>
      <text:p text:style-name="P7"><text:s text:c="8"/>从gilbarco提供的百度网盘上的<text:span text:style-name="T11">software目录下下载InterBase_XE3.zip和interbase_xe3.txt文件。zip文件解压缩后，进入Install目录，双击install_windows.exe文件可进行安装，安装过程中需要进行注册，注册内容存放在interbase_xe3.txt文件中。</text:span></text:p>
      <text:p text:style-name="P13"/>
      <text:p text:style-name="P7">(1.A) 安装marketcloud公司网站</text:p>
      <text:p text:style-name="P7"><text:s text:c="5"/>ubuntu：</text:p>
      <text:p text:style-name="P18">在缺省安装上述操作系统之后，运行python命令检查语言版本，必须为2.7.3以上、3.0以下版本。</text:p>
      <text:p text:style-name="P7"/>
      <text:p text:style-name="P18">然后用如下命令安装Python库：</text:p>
      <text:p text:style-name="P18">Sudo easy_install django python-dateutil MySQL-python qrcode Pillow fabric</text:p>
      <text:p text:style-name="P7"/>
      <text:p text:style-name="P18">或者使用Fabric命令如下：</text:p>
      <text:p text:style-name="P18">fab install_software</text:p>
      <text:p text:style-name="P7"/>
      <text:p text:style-name="P7"/>
      <text:p text:style-name="P7">windows：</text:p>
      <text:p text:style-name="P7"><text:s text:c="8"/>运行marcketcloud可执行文件进行安装。</text:p>
      <text:p text:style-name="P7"><text:s text:c="5"/></text:p>
      <text:p text:style-name="P7"><text:s text:c="8"/></text:p>
      <text:p text:style-name="P7">(1.B) 安装Postresql服务器</text:p>
      <text:p text:style-name="P10">ubuntu<text:span text:style-name="T21">：</text:span></text:p>
      <text:p text:style-name="Standard"><text:span text:style-name="T16"><text:s text:c="8"/></text:span><text:span text:style-name="T3">sudo apt-get install postgresql</text:span></text:p>
      <text:p text:style-name="Standard"/>
      <text:p text:style-name="Standard"><text:soft-page-break/><text:span text:style-name="T3">centos</text:span><text:span text:style-name="T4">：</text:span></text:p>
      <text:p text:style-name="P42"><text:span text:style-name="T4"><text:tab/></text:span><text:span text:style-name="T5">sudo yum install </text:span><text:span text:style-name="T13">postgresql-devel </text:span><text:span text:style-name="T5">postgresql-server</text:span></text:p>
      <text:p text:style-name="P7"/>
      <text:p text:style-name="P7">配置postgresql in <text:span text:style-name="T28">ubuntu：</text:span></text:p>
      <text:p text:style-name="P11"><text:tab/><text:span text:style-name="T27">sudo -u postgres psql</text:span></text:p>
      <text:p text:style-name="P26">#create user tao with password 'pku123';</text:p>
      <text:p text:style-name="P26">#alter role tao with superuser;</text:p>
      <text:p text:style-name="P26">#create database gflux;</text:p>
      <text:p text:style-name="P20"/>
      <text:p text:style-name="P24">sudo service postgresql stop</text:p>
      <text:p text:style-name="P20">sudo vi /etc/postgresql/9.*/main/pg_hba.conf</text:p>
      <text:p text:style-name="P20">modify peer to md5 for local</text:p>
      <text:p text:style-name="P23">modify add record <text:span text:style-name="T29">host like below:</text:span></text:p>
      <text:p text:style-name="P28"><text:tab/><text:tab/>host <text:s text:c="3"/>all <text:s text:c="8"/>all <text:s text:c="8"/>0.0.0.0/0 <text:s text:c="3"/>md5 </text:p>
      <text:p text:style-name="P22">sudo vi <text:span text:style-name="T27">/etc/postgresql/9.*/main/</text:span>postgresql.conf</text:p>
      <text:p text:style-name="P21">modify listen to *</text:p>
      <text:p text:style-name="P20">sudo service postgresql <text:span text:style-name="T30">start</text:span></text:p>
      <text:p text:style-name="P20"/>
      <text:p text:style-name="P17">配置<text:span text:style-name="T28">postgresql in centos:</text:span></text:p>
      <text:p text:style-name="P25">sudo -u postgres psql</text:p>
      <text:p text:style-name="P25">#create user tao with password 'pku123';</text:p>
      <text:p text:style-name="P25">#alter role tao with superuser;</text:p>
      <text:p text:style-name="P25">#create database gflux;</text:p>
      <text:p text:style-name="P25"/>
      <text:p text:style-name="P27">sudo service postgresql stop</text:p>
      <text:p text:style-name="P25">sudo chown -R work:work /var/lib/pgsql</text:p>
      <text:p text:style-name="P21">vi <text:span text:style-name="T29">pg_hba.conf</text:span></text:p>
      <text:p text:style-name="P27">modify local method to md5</text:p>
      <text:p text:style-name="P27">modify add record host like below:</text:p>
      <text:p text:style-name="P27"><text:tab/><text:tab/>host <text:s text:c="3"/>all <text:s text:c="8"/>all <text:s text:c="8"/>0.0.0.0/0 <text:s text:c="3"/>md5 </text:p>
      <text:p text:style-name="P27">vi postgresql.conf</text:p>
      <text:p text:style-name="P27">modify listen to *</text:p>
      <text:p text:style-name="P21">sudo chown -R postgres:postgres /var/lib/pgsql</text:p>
      <text:p text:style-name="P27">sudo service postgresql restart</text:p>
      <text:list xml:id="list6357324051156306949" text:style-name="L1">
        <text:list-item>
          <text:list>
            <text:list-item>
              <text:p text:style-name="P37">安装GFlux网站</text:p>
            </text:list-item>
          </text:list>
        </text:list-item>
      </text:list>
      <text:p text:style-name="P7"><text:s text:c="11"/>在缺省安装上述操作系统之后，运行python命令检查语言版本，必须为2.7.3以上、3.0以下版本。</text:p>
      <text:p text:style-name="P7"/>
      <text:p text:style-name="P18"><text:soft-page-break/><text:s text:c="7"/>然后用如下命令安装Python库：</text:p>
      <text:p text:style-name="P44"><text:span text:style-name="T31">sudo pip install django==1.6 gearman python-memcached <text:s/>django-localeurl sqlalchemy psycopg2 python-dateutil flup xlrd</text:span></text:p>
      <text:p text:style-name="P7"/>
      <text:p text:style-name="P7">在local_settings.py中配置PYTHON_BIN，DATABASES和SQL_BACKENDS</text:p>
      <text:p text:style-name="P7"><text:s text:c="11"/>PYTHON_BIN：python可执行文件的路径</text:p>
      <text:p text:style-name="P7"><text:s text:c="11"/></text:p>
      <text:p text:style-name="P7">科学计算的支持：</text:p>
      <text:p text:style-name="P40"><text:tab/><text:span text:style-name="T40">sudo yum install gcc-gfortran libgfortran blas-devvel blas lapack lapack-devel gcc-c++ libuuid-devel gperf boost-devel memcached memcached-devel freetype-devel libpng-devel</text:span></text:p>
      <text:p text:style-name="P41"><text:tab/><text:span text:style-name="T39">sudo pip install numpy </text:span></text:p>
      <text:p text:style-name="P41"><text:span text:style-name="T39"><text:tab/>sudo pip install scipy matplotlib scikit-learn</text:span></text:p>
      <text:p text:style-name="P39"/>
      <text:p text:style-name="P7">数据库初始化：</text:p>
      <text:p text:style-name="P7"><text:tab/><text:span text:style-name="T35">python manage.py syncdb</text:span></text:p>
      <text:p text:style-name="P38"><text:tab/><text:span text:style-name="T35">python manage.py init_gflux_dev_env</text:span></text:p>
      <text:p text:style-name="P12"/>
      <text:list xml:id="list3816377164941075391" text:style-name="WWNum10">
        <text:list-header>
          <text:p text:style-name="P48"/>
        </text:list-header>
      </text:list>
      <text:p text:style-name="P7">(1.G) 安装<text:span text:style-name="T38">gearman memcache</text:span> &amp; crontab 等后台处理程序</text:p>
      <text:p text:style-name="P7"><text:s text:c="2"/>安装gearman server</text:p>
      <text:p text:style-name="P7"><text:tab/><text:span text:style-name="T32">sudo yum install gearmand</text:span></text:p>
      <text:p text:style-name="P7"><text:tab/>sud<text:span text:style-name="T34">o /etc/init.d/gearmand start</text:span></text:p>
      <text:p text:style-name="P6"><text:span text:style-name="T17"><text:tab/>检查是否启动成功</text:span><text:span text:style-name="T18">ps -elf|grep gearmand<text:line-break/><text:tab/>centos可能会失败，手动启动：<text:line-break/><text:tab/></text:span><text:span text:style-name="T15">gearmand -L 0.0.0.0 -d -w 10 -p 4730 -u root -P /var/run/gearmand.pid -l /var/log/gearmand.log</text:span></text:p>
      <text:p text:style-name="P7"/>
      <text:p text:style-name="P7"><text:s text:c="2"/>安装memcache server</text:p>
      <text:p text:style-name="P7"><text:tab/><text:span text:style-name="T33">sudo yum install memcached</text:span></text:p>
      <text:p text:style-name="P7"><text:tab/><text:span text:style-name="T34">sudo /etc/init.d/memcached start</text:span></text:p>
      <text:p text:style-name="P7"><text:tab/>检查是否启动成功<text:span text:style-name="T37">ps -elf|grep memcached</text:span></text:p>
      <text:p text:style-name="P7"/>
      <text:p text:style-name="P7"><text:soft-page-break/><text:s text:c="4"/>安装crontab</text:p>
      <text:p text:style-name="P7"><text:s text:c="11"/>ubuntu自有</text:p>
      <text:p text:style-name="P7"><text:s text:c="12"/>crontab -e <text:s text:c="4"/>进行编辑。第一次使用会提示选择编辑器</text:p>
      <text:p text:style-name="P6"><text:span text:style-name="T17"><text:s text:c="12"/></text:span><text:span text:style-name="T6">select-editor <text:s text:c="8"/>可以更改编辑器</text:span></text:p>
      <text:p text:style-name="Standard"><text:span text:style-name="T16"><text:s text:c="12"/>内容格式： <text:s/></text:span><text:span text:style-name="T7">m h dom mon dow command</text:span></text:p>
      <text:p text:style-name="Standard"><text:span text:style-name="T7"><text:s text:c="16"/>内容意义： <text:s text:c="3"/></text:span><text:span text:style-name="T8">分钟 小时 日期 月份 星期 命令</text:span></text:p>
      <text:p text:style-name="P14"><text:s text:c="16"/>编辑完成后使用命令重启cron： <text:s text:c="5"/>/etc/init.d/cron restart</text:p>
      <text:p text:style-name="P14"/>
      <text:p text:style-name="P14"><text:s text:c="16"/>crontab -r 删除所有的操作<text:line-break/> <text:s text:c="15"/>crontab -l 列出所有操作</text:p>
      <text:list xml:id="list120408549818782" text:continue-list="list7684247569980720213" text:style-name="WWNum2">
        <text:list-item>
          <text:h text:style-name="P46" text:outline-level="2">使用与维护</text:h>
        </text:list-item>
      </text:list>
      <text:p text:style-name="P7"/>
      <text:p text:style-name="P7">按照顺序安装以下模块的应用程序和服务器：</text:p>
      <text:h text:style-name="Heading_20_4" text:outline-level="4">2.1 Marketcloud公司网站更新部署</text:h>
      <text:p text:style-name="Text_20_body">登录<text:a xlink:type="simple" xlink:href="mailto:work@gflux1.tmlsystem.com">work@gflux1.tmlsystem.com</text:a>服务器</text:p>
      <text:p text:style-name="Text_20_body">进入website目录 <text:s text:c="2"/>cd develop/gilbarco/trunk/website</text:p>
      <text:p text:style-name="Text_20_body">svn update 后杀掉python运行该网站进程(在9091端口运行的python)</text:p>
      <text:p text:style-name="Text_20_body">运行start_fcgi.sh文件进行重启即可</text:p>
      <text:p text:style-name="Text_20_body"/>
      <text:p text:style-name="P7">对上述角色分组中的MongoDB对应的服务器做如下修改：</text:p>
      <text:p text:style-name="P7"/>
      <text:list xml:id="list2393644000590834121" text:style-name="WWNum4">
        <text:list-header>
          <text:p text:style-name="P49"/>
        </text:list-header>
      </text:list>
      <text:p text:style-name="P19"/>
      <text:h text:style-name="Heading_20_4" text:outline-level="4"><text:soft-page-break/>2.2 Gflux网站更新部署</text:h>
      <text:p text:style-name="Text_20_body">登录<text:a xlink:type="simple" xlink:href="mailto:work@gflux1.tmlsystem.com">work@gflux1.tmlsystem.com</text:a>服务器</text:p>
      <text:p text:style-name="Text_20_body">进入trunk目录 <text:s text:c="2"/>cd develop/gilbarco/trunk</text:p>
      <text:p text:style-name="Text_20_body">svn update 后杀掉python运行该网站进程(在9092端口运行的python)</text:p>
      <text:p text:style-name="Text_20_body">杀掉相关gearman进程：gearman_worker_import_data</text:p>
      <text:p text:style-name="Text_20_body"><text:s text:c="38"/>gearman_worker_import_sp_excel_data</text:p>
      <text:p text:style-name="Text_20_body"><text:s text:c="39"/>gearman_worker_import_ycshell_excel_data</text:p>
      <text:p text:style-name="Text_20_body"><text:s text:c="39"/>gearman_worker_compute_station_daybatch</text:p>
      <text:p text:style-name="Text_20_body"><text:s text:c="39"/>gearman_worker_compute_fuel_daybatch</text:p>
      <text:p text:style-name="Text_20_body">进入gflux目录运行start_gearman.sh重启gearman</text:p>
      <text:p text:style-name="Text_20_body">crontab crontab.conf 运行crontab程序</text:p>
      <text:p text:style-name="Text_20_body"/>
      <text:p text:style-name="P7">对上述角色分组中的MongoDB对应的服务器做如下修改：</text:p>
      <text:p text:style-name="P7"/>
      <text:list xml:id="list120407566413377" text:continue-numbering="true" text:style-name="WWNum4">
        <text:list-item>
          <text:p text:style-name="P49">获取MongoDB安装文件的方法以及版本、安装命令</text:p>
        </text:list-item>
      </text:list>
      <text:p text:style-name="P16"><text:s text:c="5"/>sudo apt-get install mongodb <text:s text:c="3"/>安装mongodb</text:p>
      <text:h text:style-name="Heading_20_4" text:outline-level="4">2.3 往GFlux中导入新的加油站数据</text:h>
      <text:p text:style-name="Text_20_body"><text:s text:c="7"/>Windows:</text:p>
      <text:p text:style-name="Text_20_body"><text:s text:c="9"/>以上操作中已经安装interbase_xe3和marcketcloud</text:p>
      <text:p text:style-name="Text_20_body"><text:s text:c="6"/>1.将marcketcloud安装目录中的PositiveIBExternal.dll文件复制到interbase的安装目录中（Program Files\Embarcadero\InterBase\UDF）</text:p>
      <text:p text:style-name="Text_20_body"><text:soft-page-break/><text:s text:c="8"/>安装python（2.7）</text:p>
      <text:p text:style-name="Text_20_body"><text:s text:c="8"/>配置marcketcloud安装目录中的文件trans_db_settings.py，将各个文件或目录的路径改成自己真实的路径</text:p>
      <text:p text:style-name="Text_20_body"><text:s text:c="10"/>配置python环境变量</text:p>
      <text:p text:style-name="Text_20_body"><text:s text:c="11"/>将gdb文件放到配置过的data目录下，data目录中可以建多个文件夹来存放多个不同的gdb文件</text:p>
      <text:p text:style-name="Text_20_body"><text:s text:c="4"/>在命令行中进入marcketcloud安装目录，使用python运行trans_db_to_all_card.py文件。会将生成的文件在盘的根目录下打包。</text:p>
      <text:p text:style-name="Text_20_body"><text:s text:c="15"/>将生成的打包文件使用pscp上传到服务器 : <text:s text:c="2"/></text:p>
      <text:p text:style-name="Text_20_body"><text:s text:c="15"/>pscp H:\all_card_file.tar.gz <text:a xlink:type="simple" xlink:href="mailto:work@gflux1.tmlsystem.com">work@gflux1.tmlsystem.com</text:a>:</text:p>
      <text:p text:style-name="Text_20_body"><text:s text:c="15"/>登录服务器并解压缩文件：</text:p>
      <text:p text:style-name="Text_20_body"><text:s text:c="15"/>tar xf all_card_file.tar.gz</text:p>
      <text:p text:style-name="Text_20_body"><text:s text:c="15"/>进入gflux目录：</text:p>
      <text:p text:style-name="Text_20_body"><text:s text:c="15"/>develop/gilbarco/trunk/gflux </text:p>
      <text:p text:style-name="Text_20_body"><text:s text:c="15"/>运行命令导入数据：</text:p>
      <text:p text:style-name="Text_20_body"><text:s text:c="14"/>python manage.py submit_cnpc_task --dir /home/work/data/ --user tao --location_name=CN_LN --location_desc=辽宁</text:p>
      <text:p text:style-name="Text_20_body"><text:s text:c="19"/>参数说明：</text:p>
      <text:p text:style-name="Text_20_body"><text:s text:c="19"/>--dir <text:s text:c="4"/>：导入某个目录下的所有文件</text:p>
      <text:p text:style-name="Text_20_body"><text:s text:c="19"/>--file <text:s text:c="6"/>:导入某个文件（需要写文件的完全地址）</text:p>
      <text:p text:style-name="Text_20_body"><text:s text:c="20"/>--user <text:s text:c="2"/>：将数据导入某个用户中</text:p>
      <text:p text:style-name="Text_20_body"><text:s text:c="20"/>--location_name <text:s text:c="2"/>:站点所在地的大写缩写，用下划线连接</text:p>
      <text:p text:style-name="Text_20_body"><text:s text:c="20"/>--location_desc <text:s text:c="2"/>:站点所在地的说明</text:p>
      <text:p text:style-name="Text_20_body"><text:s text:c="20"/>--site_name <text:s text:c="8"/>:导入站点的大写缩写，用下划线连接</text:p>
      <text:p text:style-name="Text_20_body"><text:soft-page-break/><text:s text:c="23"/>--site_desc <text:s text:c="10"/>:导入站点的说明</text:p>
      <text:p text:style-name="Text_20_body"><text:s text:c="21"/></text:p>
      <text:p text:style-name="Text_20_body"><text:s text:c="4"/>) </text:p>
      <text:h text:style-name="Heading_20_4" text:outline-level="4">2.4 将导入的油站分配给指定用户使用</text:h>
      <text:p text:style-name="Text_20_body"><text:s text:c="8"/>1.使用管理员登录，选择用户管理中的‘用户油站管理’ </text:p>
      <text:p text:style-name="Text_20_body"><text:s text:c="8"/>2.在第一个下拉框中选择对方用户，点击查看可以看到对方用户现在能查看数据的油站。 </text:p>
      <text:p text:style-name="Text_20_body"><text:s text:c="10"/>在第二个下拉框中选择油站，点击添加按钮可以将该油站的数据开放给对方用户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nsolas" svg:font-family="Consolas, 'Courier New', Courier, mono, serif"/>
    <style:font-face style:name="Consolas1" svg:font-family="Consolas, Menlo, Monaco, 'Courier New', monospace"/>
    <style:font-face style:name="Consolas2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Microsoft Yahei" svg:font-family="'Microsoft Yahei', STHeiti, SimSun, Arail, Verdana, Helvetica, sans-serif"/>
    <style:font-face style:name="Verdana" svg:font-family="Verdana, Geneva, Arial, Helvetica, sans-serif"/>
    <style:font-face style:name="tahoma" svg:font-family="tahoma, arial"/>
    <style:font-face style:name="Liberation Mono" svg:font-family="'Liberation Mono'" style:font-family-generic="modern" style:font-pitch="fixed"/>
    <style:font-face style:name="WenQuanYi Zen Hei Mono" svg:font-family="'WenQuanYi Zen Hei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微软雅黑" svg:font-family="微软雅黑" style:font-family-generic="roman" style:font-pitch="variable"/>
    <style:font-face style:name="新宋体" svg:font-family="新宋体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1" svg:font-family="微软雅黑" style:font-family-generic="system" style:font-pitch="variable"/>
    <style:font-face style:name="文泉驿正黑" svg:font-family="文泉驿正黑" style:font-family-generic="system" style:font-pitch="variable"/>
    <style:font-face style:name="新宋体1" svg:font-family="新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文泉驿正黑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文泉驿正黑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6cm" fo:margin-bottom="0.582cm" style:contextual-spacing="false" fo:line-height="24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59cm" fo:margin-bottom="0.459cm" style:contextual-spacing="false" fo:line-height="173%" fo:keep-together="always" fo:keep-with-next="always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59cm" fo:margin-bottom="0.459cm" style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512cm" style:contextual-spacing="false" fo:line-height="156%" fo:keep-together="always" fo:keep-with-next="always"/>
      <style:text-properties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Date" style:family="paragraph" style:parent-style-name="Standard" style:default-outline-level="">
      <style:paragraph-properties fo:margin-left="0.176cm" fo:margin-right="0cm" fo:margin-top="0cm" fo:margin-bottom="0cm" style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cm" fo:margin-bottom="0cm" style:contextual-spacing="false" fo:text-indent="0.741cm" style:auto-text-indent="false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标题_20_1字符" style:display-name="标题 1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字符" style:display-name="标题 2字符" style:family="text" style:parent-style-name="Default_20_Paragraph_20_Font"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日期字符" style:family="text" style:parent-style-name="Default_20_Paragraph_20_Font"/>
    <style:style style:name="标题_20_3字符" style:display-name="标题 3字符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字符" style:display-name="标题 4字符" style:family="text" style:parent-style-name="Default_20_Paragraph_20_Font">
      <style:text-properties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页眉字符" style:family="text" style:parent-style-name="Default_20_Paragraph_20_Font">
      <style:text-properties fo:font-size="9pt" style:font-size-asian="9pt" style:font-size-complex="9pt"/>
    </style:style>
    <style:style style:name="页脚字符" style:family="text" style:parent-style-name="Default_20_Paragraph_20_Font">
      <style:text-properties fo:font-size="9pt" style:font-size-asian="9pt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Mono" style:font-family-asian="'WenQuanYi Zen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．" style:num-format="1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979cm" fo:margin-left="0.9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.0)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prefix="(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2.011cm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752cm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128cm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868cm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244cm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361cm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9.1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022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56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022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56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022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56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022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56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022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56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022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56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022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56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．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847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022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847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56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847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tao</meta:initial-creator>
    <meta:editing-cycles>679</meta:editing-cycles>
    <meta:creation-date>2014-04-16T07:54:00</meta:creation-date>
    <dc:date>2015-01-16T12:04:06.927449108</dc:date>
    <meta:editing-duration>PT9H35M</meta:editing-duration>
    <meta:generator>LibreOffice/4.2.7.2$Linux_x86 LibreOffice_project/420m0$Build-2</meta:generator>
    <dc:creator>Chow Smite</dc:creator>
    <meta:document-statistic meta:table-count="5" meta:image-count="0" meta:object-count="0" meta:page-count="11" meta:paragraph-count="213" meta:word-count="1755" meta:character-count="6198" meta:non-whitespace-character-count="49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